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20pt" fo:language="ru" fo:country="RU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Georgia" fo:language="ru" fo:country="RU"/>
    </style:style>
    <style:style style:name="P3" style:family="paragraph" style:parent-style-name="Standard">
      <style:paragraph-properties fo:text-align="center" style:justify-single-word="false"/>
      <style:text-properties style:font-name="Georgia" fo:language="ru" fo:country="RU" officeooo:paragraph-rsid="000d0411"/>
    </style:style>
    <style:style style:name="P4" style:family="paragraph" style:parent-style-name="Standard">
      <style:paragraph-properties fo:text-align="center" style:justify-single-word="false"/>
      <style:text-properties style:font-name="Georgia" fo:font-size="16pt" fo:language="ru" fo:country="RU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Georgia" fo:font-size="14pt" fo:language="ru" fo:country="RU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Georgia" fo:font-size="17pt" fo:language="ru" fo:country="RU" style:font-size-asian="17pt" style:font-size-complex="17pt"/>
    </style:style>
    <style:style style:name="P7" style:family="paragraph" style:parent-style-name="Standard">
      <style:paragraph-properties fo:text-align="center" style:justify-single-word="false"/>
      <style:text-properties style:font-name="Georgia" fo:font-size="18pt" fo:language="ru" fo:country="RU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officeooo:paragraph-rsid="0053ee58"/>
    </style:style>
    <style:style style:name="P9" style:family="paragraph" style:parent-style-name="Standard">
      <style:paragraph-properties fo:text-align="center" style:justify-single-word="false"/>
      <style:text-properties officeooo:paragraph-rsid="0013e887"/>
    </style:style>
    <style:style style:name="P10" style:family="paragraph" style:parent-style-name="Standard">
      <style:paragraph-properties fo:text-align="center" style:justify-single-word="false"/>
      <style:text-properties officeooo:paragraph-rsid="0053ee58"/>
    </style:style>
    <style:style style:name="P11" style:family="paragraph" style:parent-style-name="Standard">
      <style:text-properties style:font-name="Noto Mono"/>
    </style:style>
    <style:style style:name="P12" style:family="paragraph" style:parent-style-name="Standard">
      <style:text-properties style:font-name="Noto Mono" officeooo:paragraph-rsid="004dc055"/>
    </style:style>
    <style:style style:name="P13" style:family="paragraph" style:parent-style-name="Standard">
      <style:text-properties style:font-name="Noto Mono" officeooo:paragraph-rsid="004f5b7d"/>
    </style:style>
    <style:style style:name="P14" style:family="paragraph" style:parent-style-name="Standard">
      <style:text-properties style:font-name="Noto Mono" officeooo:paragraph-rsid="00586e2e"/>
    </style:style>
    <style:style style:name="P15" style:family="paragraph" style:parent-style-name="Standard">
      <style:text-properties fo:color="#333333" style:font-name="Noto Mono"/>
    </style:style>
    <style:style style:name="P16" style:family="paragraph" style:parent-style-name="Standard">
      <style:text-properties fo:color="#333333" style:font-name="Noto Mono" officeooo:paragraph-rsid="004dc055"/>
    </style:style>
    <style:style style:name="P17" style:family="paragraph" style:parent-style-name="Standard">
      <style:text-properties fo:color="#333333" style:font-name="Noto Mono" fo:font-size="12pt" style:font-size-asian="12pt" style:font-size-complex="12pt"/>
    </style:style>
    <style:style style:name="P18" style:family="paragraph" style:parent-style-name="Standard">
      <style:text-properties fo:color="#333333" style:font-name="Noto Mono" officeooo:paragraph-rsid="0050f43d"/>
    </style:style>
    <style:style style:name="P19" style:family="paragraph" style:parent-style-name="Standard">
      <style:text-properties fo:color="#333333" style:font-name="Noto Mono" officeooo:paragraph-rsid="0053cb8d"/>
    </style:style>
    <style:style style:name="P20" style:family="paragraph" style:parent-style-name="Standard">
      <style:paragraph-properties fo:text-align="start" style:justify-single-word="false"/>
      <style:text-properties fo:color="#333333" style:font-name="Noto Mono" officeooo:paragraph-rsid="0053ee58"/>
    </style:style>
    <style:style style:name="P21" style:family="paragraph" style:parent-style-name="Standard">
      <style:text-properties fo:color="#333333" style:font-name="Noto Mono" officeooo:paragraph-rsid="00576b3e"/>
    </style:style>
    <style:style style:name="P22" style:family="paragraph" style:parent-style-name="Standard">
      <style:text-properties fo:color="#333333" officeooo:paragraph-rsid="004dc055"/>
    </style:style>
    <style:style style:name="P23" style:family="paragraph" style:parent-style-name="Standard">
      <style:text-properties officeooo:paragraph-rsid="004f5b7d"/>
    </style:style>
    <style:style style:name="P24" style:family="paragraph" style:parent-style-name="Standard">
      <style:text-properties officeooo:paragraph-rsid="0053ee58"/>
    </style:style>
    <style:style style:name="P25" style:family="paragraph" style:parent-style-name="Standard">
      <style:text-properties officeooo:paragraph-rsid="00586e2e"/>
    </style:style>
    <style:style style:name="P26" style:family="paragraph" style:parent-style-name="Standard">
      <style:text-properties officeooo:paragraph-rsid="0059880b"/>
    </style:style>
    <style:style style:name="T1" style:family="text">
      <style:text-properties officeooo:rsid="000d0411"/>
    </style:style>
    <style:style style:name="T2" style:family="text">
      <style:text-properties fo:color="#000000" style:font-name="Georgia" fo:font-size="16pt" fo:language="ru" fo:country="RU" fo:font-weight="normal" officeooo:rsid="004d1802" fo:background-color="transparent" loext:char-shading-value="0" style:font-size-asian="14pt" style:font-weight-asian="normal" style:font-size-complex="16pt" style:font-weight-complex="normal"/>
    </style:style>
    <style:style style:name="T3" style:family="text">
      <style:text-properties fo:color="#000000" style:font-name="Georgia" fo:font-size="14pt" fo:language="ru" fo:country="RU" fo:font-weight="normal" officeooo:rsid="004d1802" fo:background-color="transparent" loext:char-shading-value="0" style:font-size-asian="14pt" style:font-weight-asian="normal" style:font-size-complex="14pt" style:font-weight-complex="normal"/>
    </style:style>
    <style:style style:name="T4" style:family="text">
      <style:text-properties fo:color="#000000" style:font-name="Georgia" fo:font-size="14pt" fo:language="ru" fo:country="RU" fo:font-weight="normal" officeooo:rsid="004e59cf" fo:background-color="transparent" loext:char-shading-value="0" style:font-size-asian="14pt" style:font-weight-asian="normal" style:font-size-complex="14pt" style:font-weight-complex="normal"/>
    </style:style>
    <style:style style:name="T5" style:family="text">
      <style:text-properties fo:color="#000000" style:font-name="Georgia" fo:font-size="14pt" fo:language="ru" fo:country="RU" fo:font-weight="normal" officeooo:rsid="004dc055" fo:background-color="transparent" loext:char-shading-value="0" style:font-size-asian="14pt" style:font-weight-asian="normal" style:font-size-complex="14pt" style:font-weight-complex="normal"/>
    </style:style>
    <style:style style:name="T6" style:family="text">
      <style:text-properties fo:color="#5983b0" style:font-name="Georgia" fo:font-size="18pt" fo:language="ru" fo:country="RU" fo:font-weight="bold" officeooo:rsid="0013e887" fo:background-color="transparent" loext:char-shading-value="0" style:font-size-asian="18pt" style:font-weight-asian="bold" style:font-size-complex="18pt" style:font-weight-complex="bold"/>
    </style:style>
    <style:style style:name="T7" style:family="text">
      <style:text-properties fo:color="#5983b0" style:font-name="Georgia" fo:font-size="18pt" fo:language="ru" fo:country="RU" fo:font-weight="bold" officeooo:rsid="004d1802" fo:background-color="transparent" loext:char-shading-value="0" style:font-size-asian="18pt" style:font-weight-asian="bold" style:font-size-complex="18pt" style:font-weight-complex="bold"/>
    </style:style>
    <style:style style:name="T8" style:family="text">
      <style:text-properties officeooo:rsid="0040dc43"/>
    </style:style>
    <style:style style:name="T9" style:family="text">
      <style:text-properties style:font-name="Georgia" fo:font-size="16pt" fo:language="ru" fo:country="RU" fo:font-weight="normal" officeooo:rsid="004d1802" fo:background-color="transparent" loext:char-shading-value="0" style:font-size-asian="14pt" style:font-weight-asian="normal" style:font-size-complex="16pt" style:font-weight-complex="normal"/>
    </style:style>
    <style:style style:name="T10" style:family="text">
      <style:text-properties officeooo:rsid="004d1802"/>
    </style:style>
    <style:style style:name="T11" style:family="text">
      <style:text-properties fo:font-variant="normal" fo:text-transform="none" style:text-line-through-style="none" style:text-line-through-type="none" style:font-name="Georgia" fo:font-size="14pt" fo:language="ru" fo:country="RU" fo:font-style="normal" style:text-underline-style="none" officeooo:rsid="00586e2e" style:text-blinking="false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Georgia" fo:font-size="14pt" fo:language="ru" fo:country="RU" fo:font-style="normal" style:text-underline-style="none" fo:font-weight="normal" officeooo:rsid="004f5b7d" style:text-blinking="false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text-line-through-style="none" style:text-line-through-type="none" style:font-name="Georgia" fo:font-size="14pt" fo:language="ru" fo:country="RU" fo:font-style="normal" style:text-underline-style="none" fo:font-weight="normal" officeooo:rsid="0053cb8d" style:text-blinking="false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Georgia" fo:font-size="14pt" fo:language="ru" fo:country="RU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officeooo:rsid="004dc055" style:text-blinking="false" fo:background-color="transparent" loext:char-shading-value="0" style:font-size-asian="14pt" style:font-weight-asian="normal" style:font-size-complex="16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officeooo:rsid="004d1802" style:text-blinking="false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Georgia" fo:font-size="14pt" fo:language="ru" fo:country="RU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Georgia" fo:font-size="14pt" fo:language="ru" fo:country="RU" fo:font-style="normal" style:text-underline-style="none" fo:font-weight="normal" officeooo:rsid="004d1802" style:text-blinking="false" fo:background-color="transparent" loext:char-shading-value="0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Georgia" fo:font-size="14pt" fo:language="ru" fo:country="RU" fo:font-style="normal" style:text-underline-style="none" fo:font-weight="normal" officeooo:rsid="004f5b7d" style:text-blinking="false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Georgia" fo:font-size="14pt" fo:language="ru" fo:country="RU" fo:font-style="normal" style:text-underline-style="none" fo:font-weight="normal" officeooo:rsid="0050f43d" style:text-blinking="false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Georgia" fo:font-size="14pt" fo:language="ru" fo:country="RU" fo:font-style="normal" style:text-underline-style="none" fo:font-weight="normal" officeooo:rsid="0053cb8d" style:text-blinking="false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Georgia" fo:font-size="14pt" fo:language="ru" fo:country="RU" fo:font-style="normal" style:text-underline-style="none" fo:font-weight="normal" officeooo:rsid="0053ee58" style:text-blinking="false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Georgia" fo:font-size="14pt" fo:language="ru" fo:country="RU" fo:font-style="normal" style:text-underline-style="none" fo:font-weight="normal" officeooo:rsid="00576b3e" style:text-blinking="false" fo:background-color="transparent" loext:char-shading-value="0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Georgia" fo:font-size="14pt" fo:language="ru" fo:country="RU" fo:font-style="normal" style:text-underline-style="none" fo:font-weight="normal" officeooo:rsid="00586e2e" style:text-blinking="false" fo:background-color="transparent" loext:char-shading-value="0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Georgia" fo:font-size="14pt" fo:language="ru" fo:country="RU" fo:font-style="normal" style:text-underline-style="none" fo:font-weight="normal" officeooo:rsid="0059880b" style:text-blinking="false" fo:background-color="transparent" loext:char-shading-value="0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Georgia" fo:font-size="14pt" fo:language="ru" fo:country="RU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font-name="Georgia" fo:font-size="14pt" fo:language="ru" fo:country="RU" fo:font-style="normal" style:text-underline-style="none" fo:font-weight="normal" officeooo:rsid="004f5b7d" style:text-blinking="false" fo:background-color="transparent" loext:char-shading-value="0" style:font-size-asian="14pt" style:font-size-complex="14pt"/>
    </style:style>
    <style:style style:name="T28" style:family="text">
      <style:text-properties fo:font-variant="normal" fo:text-transform="none" fo:color="#569cd6" style:text-line-through-style="none" style:text-line-through-type="none" style:font-name="Georgia" fo:font-size="14pt" fo:language="ru" fo:country="RU" fo:font-style="normal" style:text-underline-style="none" officeooo:rsid="00586e2e" style:text-blinking="false" fo:background-color="transparent" loext:char-shading-value="0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333333" style:text-line-through-style="none" style:text-line-through-type="none" style:font-name="Georgia" fo:font-size="14pt" fo:language="ru" fo:country="RU" fo:font-style="normal" style:text-underline-style="none" fo:font-weight="normal" officeooo:rsid="004f5b7d" style:text-blinking="false" fo:background-color="transparent" loext:char-shading-value="0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ce9178" style:text-line-through-style="none" style:text-line-through-type="none" style:font-name="Georgia" fo:font-size="14pt" fo:language="ru" fo:country="RU" fo:font-style="normal" style:text-underline-style="none" officeooo:rsid="00586e2e" style:text-blinking="false" fo:background-color="transparent" loext:char-shading-value="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5983b0" style:text-line-through-style="none" style:text-line-through-type="none" style:font-name="Georgia" fo:font-size="18pt" fo:language="ru" fo:country="RU" fo:font-style="normal" style:text-underline-style="none" fo:font-weight="bold" officeooo:rsid="0013e887" style:text-blinking="false" fo:background-color="transparent" loext:char-shading-value="0" style:font-size-asian="18pt" style:font-weight-asian="bold" style:font-size-complex="18pt" style:font-weight-complex="bold"/>
    </style:style>
    <style:style style:name="T32" style:family="text">
      <style:text-properties fo:font-variant="normal" fo:text-transform="none" fo:color="#5983b0" style:text-line-through-style="none" style:text-line-through-type="none" style:font-name="Georgia" fo:font-size="18pt" fo:language="ru" fo:country="RU" fo:font-style="normal" style:text-underline-style="none" fo:font-weight="bold" officeooo:rsid="004d1802" style:text-blinking="false" fo:background-color="transparent" loext:char-shading-value="0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fo:color="#5983b0" style:text-line-through-style="none" style:text-line-through-type="none" style:font-name="Georgia" fo:font-size="18pt" fo:language="ru" fo:country="RU" fo:font-style="normal" style:text-underline-style="none" fo:font-weight="bold" officeooo:rsid="0053ee58" style:text-blinking="false" fo:background-color="transparent" loext:char-shading-value="0" style:font-size-asian="18pt" style:font-weight-asian="bold" style:font-size-complex="18pt" style:font-weight-complex="bold"/>
    </style:style>
    <style:style style:name="T34" style:family="text">
      <style:text-properties fo:font-variant="normal" fo:text-transform="none" fo:color="#5983b0" style:text-line-through-style="none" style:text-line-through-type="none" style:font-name="Georgia" fo:font-size="14pt" fo:language="ru" fo:country="RU" fo:font-style="normal" style:text-underline-style="none" fo:font-weight="normal" officeooo:rsid="0053cb8d" style:text-blinking="false" fo:background-color="transparent" loext:char-shading-value="0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dcdcaa" style:text-line-through-style="none" style:text-line-through-type="none" style:font-name="Georgia" fo:font-size="14pt" fo:language="ru" fo:country="RU" fo:font-style="normal" style:text-underline-style="none" officeooo:rsid="00586e2e" style:text-blinking="false" fo:background-color="transparent" loext:char-shading-value="0" style:font-size-asian="14pt" style:font-weight-asian="normal" style:font-size-complex="14pt" style:font-weight-complex="normal"/>
    </style:style>
    <style:style style:name="T36" style:family="text">
      <style:text-properties fo:language="ru" fo:country="RU"/>
    </style:style>
    <style:style style:name="T37" style:family="text">
      <style:text-properties style:font-name="Noto Mono"/>
    </style:style>
    <style:style style:name="T38" style:family="text">
      <style:text-properties style:font-name="Noto Mono" fo:language="ru" fo:country="RU"/>
    </style:style>
    <style:style style:name="T39" style:family="text">
      <style:text-properties style:font-name="Noto Mono" fo:language="ru" fo:country="RU" officeooo:rsid="00586e2e"/>
    </style:style>
    <style:style style:name="T40" style:family="text">
      <style:text-properties style:font-name="Georgia" fo:font-size="14pt" fo:language="ru" fo:country="RU" style:font-size-asian="14pt" style:font-size-complex="14pt"/>
    </style:style>
    <style:style style:name="T41" style:family="text">
      <style:text-properties style:font-name="Georgia" fo:font-size="14pt" fo:language="ru" fo:country="RU" officeooo:rsid="004f5b7d" style:font-size-asian="14pt" style:font-size-complex="14pt"/>
    </style:style>
    <style:style style:name="T42" style:family="text">
      <style:text-properties fo:color="#333333"/>
    </style:style>
    <style:style style:name="T43" style:family="text">
      <style:text-properties fo:color="#333333" style:font-name="Noto Mono"/>
    </style:style>
    <style:style style:name="T44" style:family="text">
      <style:text-properties fo:color="#333333" style:font-name="Noto Mono" fo:language="ru" fo:country="RU"/>
    </style:style>
    <style:style style:name="T45" style:family="text">
      <style:text-properties fo:color="#569cd6"/>
    </style:style>
    <style:style style:name="T46" style:family="text">
      <style:text-properties fo:color="#569cd6" style:font-name="Droid Sans Mono" fo:font-size="10.5pt" fo:font-weight="normal" fo:background-color="#1e1e1e" loext:char-shading-value="0"/>
    </style:style>
    <style:style style:name="T47" style:family="text">
      <style:text-properties fo:color="#d4d4d4" style:font-name="Droid Sans Mono" fo:font-size="10.5pt" fo:font-weight="normal" fo:background-color="#1e1e1e" loext:char-shading-value="0"/>
    </style:style>
    <style:style style:name="T48" style:family="text">
      <style:text-properties officeooo:rsid="005988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55b9c1a4-7fff-47ad-1b29-17db251ed858"/>Міністерство освіти і науки України</text:p>
      <text:p text:style-name="P2"/>
      <text:p text:style-name="P2"/>
      <text:p text:style-name="P2"/>
      <text:p text:style-name="P7"/>
      <text:p text:style-name="P6">Харківський національний університет імені В.Н. Каразіна</text:p>
      <text:p text:style-name="P6">Кафедра теоретичної та прикладної інформатики</text:p>
      <text:p text:style-name="P2"/>
      <text:p text:style-name="P2"/>
      <text:p text:style-name="P2"/>
      <text:p text:style-name="P2"/>
      <text:p text:style-name="P4">Звіт по дисципліні</text:p>
      <text:p text:style-name="P4">Вступ до SQL баз даних</text:p>
      <text:p text:style-name="P4"/>
      <text:p text:style-name="P4"/>
      <text:p text:style-name="P4">Індивідуальне завдання <text:span text:style-name="T1">№ </text:span><text:span text:style-name="T10">5</text:span></text:p>
      <text:p text:style-name="P3"/>
      <text:p text:style-name="P3"/>
      <text:p text:style-name="P3"/>
      <text:p text:style-name="P3"/>
      <text:p text:style-name="P4">Студента: <text:span text:style-name="T1">Чистякова Артема</text:span></text:p>
      <text:p text:style-name="P4">Групи: МФ-3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Необхідний термін здачі завдання: <text:span text:style-name="T8">1</text:span><text:span text:style-name="T10">9</text:span>.1<text:span text:style-name="T8">1</text:span>.2020</text:p>
      <text:p text:style-name="P5"/>
      <text:p text:style-name="P5"/>
      <text:p text:style-name="P5">Фактичний термін здач<text:span text:style-name="T1">і</text:span> завдання: ____________</text:p>
      <text:p text:style-name="P5"/>
      <text:p text:style-name="P5"/>
      <text:p text:style-name="P5">Кількість балів: ___________________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Харків 2020</text:p>
      <text:p text:style-name="P9"><text:soft-page-break/><text:span text:style-name="T6">Перечень запросов </text:span><text:span text:style-name="T7">(общее задание)</text:span></text:p>
      <text:p text:style-name="P9"><text:span text:style-name="T7"><text:line-break/></text:span></text:p>
      <text:p text:style-name="Standard"><text:span text:style-name="T3">1.</text:span><text:bookmark text:name="docs-internal-guid-e84d749f-7fff-c613-b838-d9a90f367c3d"/><text:span text:style-name="T3"><text:tab/></text:span><text:span text:style-name="T17">Создать дв</text:span><text:span text:style-name="T14">е таблицы </text:span><text:span text:style-name="T27">Person и Country.</text:span><text:span text:style-name="T14"> </text:span><text:span text:style-name="T27">З</text:span><text:span text:style-name="T14">аполнить их указанными <text:tab/>значения</text:span><text:span text:style-name="T14">ми.<text:line-break/><text:line-break/><text:tab/></text:span><text:span text:style-name="T44">CREATE TABLE Person </text:span></text:p>
      <text:p text:style-name="P15"><text:tab/>(</text:p>
      <text:p text:style-name="P15"><text:tab/><text:tab/>id_person INT PRIMARY KEY NOT NULL AUTO_INCREMENT,</text:p>
      <text:p text:style-name="P15"><text:tab/><text:tab/>Name VARCHAR(50),</text:p>
      <text:p text:style-name="P15"><text:tab/><text:tab/>ref_country INT NULL</text:p>
      <text:p text:style-name="P15"><text:tab/>);</text:p>
      <text:p text:style-name="P15"/>
      <text:p text:style-name="P15"><text:tab/>CREATE TABLE Country</text:p>
      <text:p text:style-name="P15"><text:tab/>(</text:p>
      <text:p text:style-name="P15"><text:tab/><text:tab/>id_country INT PRIMARY KEY NOT NULL AUTO_INCREMENT,</text:p>
      <text:p text:style-name="P15"><text:tab/><text:tab/>name_country VARCHAR(50)</text:p>
      <text:p text:style-name="P15"><text:tab/>);</text:p>
      <text:p text:style-name="P15"/>
      <text:p text:style-name="P15"><text:tab/>ALTER TABLE Person</text:p>
      <text:p text:style-name="P15"><text:tab/>ADD CONSTRAINT constr_Person_Country</text:p>
      <text:p text:style-name="P15"><text:tab/>FOREIGN KEY (ref_country)</text:p>
      <text:p text:style-name="P16"><text:tab/>REFERENCES Country (id_country);<text:line-break/></text:p>
      <text:p text:style-name="P12"><text:span text:style-name="T2"/></text:p>
      <text:p text:style-name="Standard"><text:span text:style-name="T5">2.<text:tab/></text:span><text:span text:style-name="T40">Вывести всех людей и названия стран, в которых они живут <text:line-break/><text:tab/>(использовать инструкцию inner join внутреннего соединения).</text:span><text:span text:style-name="T15"><text:line-break/></text:span><text:span text:style-name="T2"> </text:span></text:p>
      <text:p text:style-name="P17"><text:span text:style-name="T36"><text:tab/></text:span>SELECT Name, name_country FROM Person </text:p>
      <text:p text:style-name="P17"><text:tab/>INNER JOIN Country ON ref_country = id_country;</text:p>
      <text:p text:style-name="P22"><text:span text:style-name="T9"><text:line-break/></text:span></text:p>
      <text:p text:style-name="Standard"><text:span text:style-name="T4">3</text:span><text:span text:style-name="T5">.<text:tab/></text:span><text:bookmark text:name="docs-internal-guid-f724d52f-7fff-9d4f-9861-c2d9a98a2888"/><text:span text:style-name="T18">Вывести всех людей и страны в которых они живут, а также тех, у <text:tab/>кого не зарегистрирована страна (использовать внешнее <text:tab/>объединение left outer join).<text:line-break/><text:line-break/></text:span><text:span text:style-name="T44"><text:tab/>SELECT Name, name_country FROM Person </text:span></text:p>
      <text:p text:style-name="P15"><text:tab/>LEFT JOIN Country ON ref_country = id_country;</text:p>
      <text:p text:style-name="Standard"><text:bookmark text:name="docs-internal-guid-f724d52f-7fff-9d4f-9861-c2d9a98a28881"/><text:span text:style-name="T37"><text:line-break/><text:line-break/></text:span><text:span text:style-name="T4">4</text:span><text:span text:style-name="T5">.<text:tab/></text:span><text:bookmark text:name="docs-internal-guid-f5f18a4f-7fff-129d-a6cc-0f81e6af732b"/><text:span text:style-name="T40">Вывести список стран, в которых не зарегистрирован ни один <text:tab/>человек (использовать </text:span><text:span text:style-name="T41">правое</text:span><text:span text:style-name="T40"> внешнее объединение right join).</text:span><text:span text:style-name="T16"><text:line-break/></text:span></text:p>
      <text:p text:style-name="Standard"><text:span text:style-name="T18"><text:tab/></text:span><text:span text:style-name="T44">SELECT name_country FROM Person </text:span></text:p>
      <text:p text:style-name="P15"><text:tab/>RIGHT JOIN Country ON ref_country = id_country</text:p>
      <text:p text:style-name="P15"><text:tab/>WHERE ref_country IS NULL;</text:p>
      <text:p text:style-name="P23"><text:soft-page-break/><text:span text:style-name="T19">5.</text:span><text:bookmark text:name="docs-internal-guid-934430d9-7fff-db8a-39c3-6daddef173d9"/><text:span text:style-name="T19"><text:tab/>Вывести список людей, у которых страна проживания – Украина.<text:line-break/><text:line-break/><text:tab/></text:span><text:span text:style-name="T44">SELECT Name FROM Person </text:span></text:p>
      <text:p text:style-name="P15"><text:tab/>INNER JOIN Country ON ref_country = id_country</text:p>
      <text:p text:style-name="P15"><text:tab/>WHERE name_country = "Ukraine";<text:line-break/><text:line-break/></text:p>
      <text:p text:style-name="Standard"><text:span text:style-name="T19">6.</text:span><text:bookmark text:name="docs-internal-guid-934430d9-7fff-db8a-39c3-6daddef173d91"/><text:span text:style-name="T19"><text:tab/></text:span><text:bookmark text:name="docs-internal-guid-65621f0e-7fff-7c20-0e6c-84ac904a24d2"/><text:span text:style-name="T19">Создать две таблицы Firm и Telephone. Заполнить их указанными <text:tab/>значениями.<text:line-break/><text:line-break/><text:tab/></text:span><text:span text:style-name="T44">CREATE TABLE Firm</text:span></text:p>
      <text:p text:style-name="P15"><text:tab/>(</text:p>
      <text:p text:style-name="P15"><text:tab/><text:tab/>id_firm INT PRIMARY KEY NOT NULL AUTO_INCREMENT,</text:p>
      <text:p text:style-name="P15"><text:tab/><text:tab/>name_firm VARCHAR(50),</text:p>
      <text:p text:style-name="P15"><text:tab/><text:tab/>ref_country INT NULL</text:p>
      <text:p text:style-name="P15"><text:tab/>);</text:p>
      <text:p text:style-name="P15"/>
      <text:p text:style-name="P15"><text:tab/>CREATE TABLE Telephone</text:p>
      <text:p text:style-name="P15"><text:tab/>(</text:p>
      <text:p text:style-name="P15"><text:tab/><text:tab/>ref_firm INT NULL,</text:p>
      <text:p text:style-name="P15"><text:tab/><text:tab/>telephone VARCHAR(50),</text:p>
      <text:p text:style-name="P15"><text:tab/><text:tab/>ref_person INT NULL</text:p>
      <text:p text:style-name="P15"><text:tab/>);</text:p>
      <text:p text:style-name="P15"/>
      <text:p text:style-name="P15"><text:tab/>ALTER TABLE Firm</text:p>
      <text:p text:style-name="P15"><text:tab/>ADD CONSTRAINT constr_Firm_Country</text:p>
      <text:p text:style-name="P15"><text:tab/>FOREIGN KEY (ref_country)</text:p>
      <text:p text:style-name="P15"><text:tab/>REFERENCES Country (id_country);</text:p>
      <text:p text:style-name="P15"/>
      <text:p text:style-name="P15"><text:tab/>ALTER TABLE Telephone</text:p>
      <text:p text:style-name="P15"><text:tab/>ADD CONSTRAINT constr_Telephone_Firm</text:p>
      <text:p text:style-name="P15"><text:tab/>FOREIGN KEY (ref_firm)</text:p>
      <text:p text:style-name="P15"><text:tab/>REFERENCES Firm (id_firm);</text:p>
      <text:p text:style-name="P15"/>
      <text:p text:style-name="P15"><text:tab/>ALTER TABLE Telephone</text:p>
      <text:p text:style-name="P15"><text:tab/>ADD CONSTRAINT constr_Telephone_Person</text:p>
      <text:p text:style-name="P15"><text:tab/>FOREIGN KEY (ref_person)</text:p>
      <text:p text:style-name="P15"><text:tab/>REFERENCES Person (id_person);</text:p>
      <text:p text:style-name="P13"><text:span text:style-name="T19"/></text:p>
      <text:p text:style-name="P13"><text:span text:style-name="T19"/></text:p>
      <text:p text:style-name="Standard"><text:span text:style-name="T20">7</text:span><text:span text:style-name="T19">.</text:span><text:bookmark text:name="docs-internal-guid-934430d9-7fff-db8a-39c3-6daddef173d911"/><text:span text:style-name="T19"><text:tab/></text:span><text:bookmark text:name="docs-internal-guid-17809321-7fff-f36b-df5b-e6d83cc880c7"/><text:span text:style-name="T19">Вывести список фирм, их сотрудников, телефонов и стран <text:tab/>проживания. <text:line-break/><text:line-break/><text:tab/></text:span><text:span text:style-name="T44">SELECT name_firm, Name, telephone, name_country FROM Telephone</text:span></text:p>
      <text:p text:style-name="P15"><text:tab/>INNER JOIN Firm ON ref_firm = id_firm</text:p>
      <text:p text:style-name="P15"><text:tab/>INNER JOIN Person ON ref_person = id_person</text:p>
      <text:p text:style-name="P15"><text:tab/>LEFT JOIN Country ON Person.ref_country = id_country;</text:p>
      <text:p text:style-name="P18"><text:span text:style-name="T12"><text:line-break/></text:span></text:p>
      <text:p text:style-name="Standard"><text:soft-page-break/><text:span text:style-name="T29">8.<text:tab/></text:span><text:span text:style-name="T19">Вывести список фирм и их сотрудников, а также фирм не имеющих <text:tab/>сотрудников. <text:line-break/><text:line-break/></text:span><text:span text:style-name="T29"><text:tab/></text:span><text:span text:style-name="T44">SELECT name_firm, Name FROM Telephone</text:span></text:p>
      <text:p text:style-name="P15"><text:tab/>RIGHT JOIN Firm ON ref_firm = id_firm</text:p>
      <text:p text:style-name="P15"><text:tab/>LEFT JOIN Person ON ref_person = id_person;</text:p>
      <text:p text:style-name="P19"><text:span text:style-name="T12"><text:line-break/><text:line-break/></text:span><text:span text:style-name="T13">9.<text:tab/></text:span><text:bookmark text:name="docs-internal-guid-78d33a42-7fff-cfa8-9cca-b34e814016cf"/><text:span text:style-name="T21">Вывести список фирм и стран в которых они находятся, их <text:tab/>сотрудников с указанием страны регистрации.</text:span></text:p>
      <text:p text:style-name="Text_20_body"/>
      <text:p text:style-name="P11"><text:span text:style-name="T36"><text:tab/></text:span><text:span text:style-name="T42">SELECT name_firm, FC.name_country AS "Firm country", Name, <text:tab/>PC.name_country AS "Residence country" </text:span></text:p>
      <text:p text:style-name="P15"><text:tab/>FROM Telephone</text:p>
      <text:p text:style-name="P15"><text:tab/>INNER JOIN Firm ON ref_firm = id_firm</text:p>
      <text:p text:style-name="P15"><text:tab/>INNER JOIN Country FC ON Firm.ref_country = FC.id_country</text:p>
      <text:p text:style-name="P15"><text:tab/>INNER JOIN Person ON ref_person = id_person</text:p>
      <text:p text:style-name="P15"><text:tab/>LEFT JOIN Country PC ON Person.ref_country = PC.id_country;</text:p>
      <text:p text:style-name="P24"><text:span text:style-name="T31"/></text:p>
      <text:p text:style-name="P24"><text:span text:style-name="T31"/></text:p>
      <text:p text:style-name="P24"><text:span text:style-name="T31"/></text:p>
      <text:p text:style-name="P24"><text:span text:style-name="T31">Перечень запросов </text:span><text:span text:style-name="T32">(</text:span><text:span text:style-name="T33">индивидуальное</text:span><text:span text:style-name="T32"> задание)</text:span></text:p>
      <text:p text:style-name="P10"><text:span text:style-name="T32"/></text:p>
      <text:p text:style-name="P20"><text:span text:style-name="T22"/></text:p>
      <text:p text:style-name="Standard"><text:span text:style-name="T22">1</text:span><text:span text:style-name="T21">.</text:span><text:span text:style-name="T34"><text:tab/></text:span><text:bookmark text:name="docs-internal-guid-78d33a42-7fff-cfa8-9cca-b34e814016cf1"/><text:span text:style-name="T21">Выве</text:span><text:span text:style-name="T22">сти </text:span><text:span text:style-name="T23">названия проектов и имена дизайнеров, работающих <text:tab/>над ними + имена дизайнеров, не работающими ни над одним <text:tab/>проектом.<text:line-break/><text:line-break/></text:span><text:span text:style-name="T38"><text:tab/></text:span><text:span text:style-name="T44">SELECT projects.name AS "project name", designers.full_name AS <text:tab/>"name"</text:span></text:p>
      <text:p text:style-name="P15"><text:tab/>FROM project_designers</text:p>
      <text:p text:style-name="P15"><text:tab/>INNER JOIN projects ON ref_project = projects.id</text:p>
      <text:p text:style-name="P21"><text:tab/>RIGHT JOIN designers ON ref_designer = designers.card_id;</text:p>
      <text:p text:style-name="P21"/>
      <text:p text:style-name="P21"/>
      <text:p text:style-name="P14"><text:span text:style-name="T23">2</text:span><text:span text:style-name="T21">.</text:span><text:span text:style-name="T34"><text:tab/></text:span><text:bookmark text:name="docs-internal-guid-78d33a42-7fff-cfa8-9cca-b34e814016cf11"/><text:span text:style-name="T21">Выве</text:span><text:span text:style-name="T22">сти </text:span><text:span text:style-name="T24">количество программистов, работающих над каждым из <text:tab/>проектов (в том числе над проектами без программистов).<text:line-break/><text:line-break/><text:tab/></text:span><text:span text:style-name="T42">SELECT projects.name AS "project name", count(ref_programmer) <text:tab/>AS "programmers count"</text:span></text:p>
      <text:p text:style-name="P15"><text:tab/>FROM project_programmers</text:p>
      <text:p text:style-name="P15"><text:tab/>RIGHT JOIN projects ON ref_project = projects.id</text:p>
      <text:p text:style-name="P15"><text:tab/>GROUP BY projects.name;</text:p>
      <text:p text:style-name="P25"><text:span text:style-name="T38"><text:line-break/><text:line-break/></text:span><text:span text:style-name="T24">3</text:span><text:span text:style-name="T21">.</text:span><text:span text:style-name="T34"><text:tab/></text:span><text:bookmark text:name="docs-internal-guid-78d33a42-7fff-cfa8-9cca-b34e814016cf111"/><text:span text:style-name="T21">Вы</text:span><text:span text:style-name="T24">вести </text:span><text:span text:style-name="T25">названия </text:span><text:span text:style-name="T24">все</text:span><text:span text:style-name="T25">х</text:span><text:span text:style-name="T24"> проект</text:span><text:span text:style-name="T25">ов</text:span><text:span text:style-name="T24"> не имеющи</text:span><text:span text:style-name="T25">х</text:span><text:span text:style-name="T24"> менеджера.</text:span></text:p>
      <text:p text:style-name="Standard"><text:soft-page-break/><text:span text:style-name="T24"><text:tab/></text:span><text:span text:style-name="T43">SELECT projects.name FROM project_managers</text:span></text:p>
      <text:p text:style-name="P15"><text:tab/>RIGHT JOIN projects ON ref_project = projects.id</text:p>
      <text:p text:style-name="P15"><text:tab/>WHERE ref_project IS NULL;</text:p>
      <text:p text:style-name="P26"><text:line-break/></text:p>
      <text:p text:style-name="P15"/>
      <text:p text:style-name="P8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21:14.421462835</meta:creation-date>
    <dc:date>2020-11-24T17:31:36.114987128</dc:date>
    <meta:editing-duration>PT1H27M41S</meta:editing-duration>
    <meta:editing-cycles>20</meta:editing-cycles>
    <meta:generator>LibreOffice/6.4.6.2$Linux_X86_64 LibreOffice_project/40$Build-2</meta:generator>
    <meta:document-statistic meta:table-count="0" meta:image-count="0" meta:object-count="0" meta:page-count="5" meta:paragraph-count="95" meta:word-count="540" meta:character-count="4062" meta:non-whitespace-character-count="3480"/>
  </office:meta>
</office:document-meta>
</file>